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104" officeooo:paragraph-rsid="0008d104"/>
    </style:style>
    <style:style style:name="P2" style:family="paragraph" style:parent-style-name="Standard">
      <style:text-properties officeooo:rsid="0008d104" officeooo:paragraph-rsid="0008d104"/>
    </style:style>
    <style:style style:name="P3" style:family="paragraph" style:parent-style-name="Standard">
      <style:text-properties officeooo:rsid="000b037b" officeooo:paragraph-rsid="000b037b"/>
    </style:style>
    <style:style style:name="T1" style:family="text">
      <style:text-properties officeooo:rsid="000926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1 – EE236 </text:p>
      <text:p text:style-name="P3">Mayur Ware, 19D070070</text:p>
      <text:p text:style-name="P1"/>
      <text:p text:style-name="P1">1) 1N914 :</text:p>
      <text:p text:style-name="P1">x0 = 0.54717, y0 = -8</text:p>
      <text:p text:style-name="P1">x1 = 0.34528, y1 = -12</text:p>
      <text:p text:style-name="P1">eta = 1.9415</text:p>
      <text:p text:style-name="P1">slope = 19.8128</text:p>
      <text:p text:style-name="P1">Is = 6.601e-9</text:p>
      <text:p text:style-name="P1">Vd = 0.61132V</text:p>
      <text:p text:style-name="P1">Eg = 1.1eV</text:p>
      <text:p text:style-name="P1">---------------------------------------------------------</text:p>
      <text:p text:style-name="P1">2) Green :</text:p>
      <text:p text:style-name="P1">x0 = 1.29623, y0 = -15.963</text:p>
      <text:p text:style-name="P1">x1 = 0.82641, y1 = -23.4815</text:p>
      <text:p text:style-name="P1">eta = 2.4038</text:p>
      <text:p text:style-name="P1">slope = 16.00</text:p>
      <text:p text:style-name="P1">Is = 1.149e-16</text:p>
      <text:p text:style-name="P1">Vd = 1.877V</text:p>
      <text:p text:style-name="P1">Eg = 2.3846eV</text:p>
      <text:p text:style-name="P1">---------------------------------------------------------</text:p>
      <text:p text:style-name="P1">3) Red :</text:p>
      <text:p text:style-name="P1">x0 = 1.43396, y0 = -16</text:p>
      <text:p text:style-name="P1">x1 = 1.29057, y1 = -19.963</text:p>
      <text:p text:style-name="P1">eta = 1.3916</text:p>
      <text:p text:style-name="P1">slope = 27.6365</text:p>
      <text:p text:style-name="P1">Is = 6.914e-25</text:p>
      <text:p text:style-name="P1">Vd = 1.782V</text:p>
      <text:p text:style-name="P1">Eg = 1.984eV</text:p>
      <text:p text:style-name="P1">---------------------------------------------------------</text:p>
      <text:p text:style-name="P1">4) Blue :</text:p>
      <text:p text:style-name="P1">x0 = <text:s/>1.85094, y0 = -18</text:p>
      <text:p text:style-name="P1">x1 = 1.39811, y1 = -24.556</text:p>
      <text:p text:style-name="P1">eta = 2.6567</text:p>
      <text:p text:style-name="P1">slope = 14.4769</text:p>
      <text:p text:style-name="P1">Is = 3.504e-20</text:p>
      <text:p text:style-name="P1">Vd = 2.607V</text:p>
      <text:p text:style-name="P1">Eg = 2.7865eV</text:p>
      <text:p text:style-name="P1">---------------------------------------------------------</text:p>
      <text:p text:style-name="P1">5) White :</text:p>
      <text:p text:style-name="P1">x0 = 2.69811, y0 = -8.25926</text:p>
      <text:p text:style-name="P1">x1 = 2.35283, y1 = -<text:span text:style-name="T1">11.5185</text:span></text:p>
      <text:p text:style-name="P1">eta = <text:span text:style-name="T1">4.0745</text:span></text:p>
      <text:p text:style-name="P1">slope = <text:span text:style-name="T1">9.43938</text:span></text:p>
      <text:p text:style-name="P1">Is = <text:span text:style-name="T1">2.250</text:span>e-1<text:span text:style-name="T1">5</text:span></text:p>
      <text:p text:style-name="P1">Vd = <text:span text:style-name="T1">2.831</text:span>V</text:p>
      <text:p text:style-name="P1">Eg = <text:span text:style-name="T1">2.7865</text:span>eV</text:p>
      <text:p text:style-name="P1">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6:28:50.431745825</meta:creation-date>
    <dc:date>2022-01-12T16:54:19.296183618</dc:date>
    <meta:editing-duration>PT5M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7" meta:word-count="161" meta:character-count="941" meta:non-whitespace-character-count="824"/>
  </office:meta>
</office:document-meta>
</file>